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model.patterns["---|---|---|"] </text:p>
          </table:table-cell>
          <table:table-cell/>
          <table:table-cell office:value-type="string" calcext:value-type="string">
            <text:p>xwin</text:p>
          </table:table-cell>
          <table:table-cell office:value-type="string" calcext:value-type="string">
            <text:p>o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in reward</text:p>
          </table:table-cell>
          <table:table-cell office:value-type="string" calcext:value-type="string">
            <text:p>loss reward</text:p>
          </table:table-cell>
          <table:table-cell office:value-type="string" calcext:value-type="string">
            <text:p>draw reward</text:p>
          </table:table-cell>
          <table:table-cell office:value-type="string" calcext:value-type="string">
            <text:p>total reward</text:p>
          </table:table-cell>
        </table:table-row>
        <table:table-row table:style-name="ro2">
          <table:table-cell office:value-type="string" calcext:value-type="string">
            <text:p>X goes next, first move: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19718" calcext:value-type="float">
            <text:p>119718</text:p>
          </table:table-cell>
          <table:table-cell table:style-name="ce1" office:value-type="float" office:value="12274" calcext:value-type="float">
            <text:p>12274</text:p>
          </table:table-cell>
          <table:table-cell table:style-name="ce1" office:value-type="float" office:value="26388" calcext:value-type="float">
            <text:p>26388</text:p>
          </table:table-cell>
          <table:table-cell table:formula="of:=SUM([.C3:.E3])" office:value-type="float" office:value="158380" calcext:value-type="float">
            <text:p>158380</text:p>
          </table:table-cell>
          <table:table-cell table:formula="of:=[.C3]*100/[.F3]" office:value-type="float" office:value="75.5890895315065" calcext:value-type="float">
            <text:p>75.5890895315065</text:p>
          </table:table-cell>
          <table:table-cell table:formula="of:=-1*[.D3]/[.F3]" office:value-type="float" office:value="-0.0774971587321631" calcext:value-type="float">
            <text:p>-0.077497158732163</text:p>
          </table:table-cell>
          <table:table-cell table:formula="of:=[.E3]*10/[.F3]" office:value-type="float" office:value="1.66611945952772" calcext:value-type="float">
            <text:p>1.66611945952772</text:p>
          </table:table-cell>
          <table:table-cell table:formula="of:=SUM([.G3:.I3])" office:value-type="float" office:value="77.1777118323021" calcext:value-type="float">
            <text:p>77.177711832302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635" calcext:value-type="float">
            <text:p>635</text:p>
          </table:table-cell>
          <table:table-cell office:value-type="float" office:value="1456" calcext:value-type="float">
            <text:p>1456</text:p>
          </table:table-cell>
          <table:table-cell office:value-type="float" office:value="108" calcext:value-type="float">
            <text:p>108</text:p>
          </table:table-cell>
          <table:table-cell table:formula="of:=SUM([.C4:.E4])" office:value-type="float" office:value="2199" calcext:value-type="float">
            <text:p>2199</text:p>
          </table:table-cell>
          <table:table-cell table:formula="of:=[.C4]*100/[.F4]" office:value-type="float" office:value="28.8767621646203" calcext:value-type="float">
            <text:p>28.8767621646203</text:p>
          </table:table-cell>
          <table:table-cell table:formula="of:=-1*[.D4]/[.F4]" office:value-type="float" office:value="-0.662119145065939" calcext:value-type="float">
            <text:p>-0.662119145065939</text:p>
          </table:table-cell>
          <table:table-cell table:formula="of:=[.E4]*10/[.F4]" office:value-type="float" office:value="0.491132332878581" calcext:value-type="float">
            <text:p>0.491132332878581</text:p>
          </table:table-cell>
          <table:table-cell table:formula="of:=SUM([.G4:.I4])" office:value-type="float" office:value="28.7057753524329" calcext:value-type="float">
            <text:p>28.705775352432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484" calcext:value-type="float">
            <text:p>1484</text:p>
          </table:table-cell>
          <table:table-cell office:value-type="float" office:value="141" calcext:value-type="float">
            <text:p>141</text:p>
          </table:table-cell>
          <table:table-cell table:formula="of:=SUM([.C5:.E5])" office:value-type="float" office:value="2054" calcext:value-type="float">
            <text:p>2054</text:p>
          </table:table-cell>
          <table:table-cell table:formula="of:=[.C5]*100/[.F5]" office:value-type="float" office:value="20.8860759493671" calcext:value-type="float">
            <text:p>20.8860759493671</text:p>
          </table:table-cell>
          <table:table-cell table:formula="of:=-1*[.D5]/[.F5]" office:value-type="float" office:value="-0.722492697176241" calcext:value-type="float">
            <text:p>-0.722492697176241</text:p>
          </table:table-cell>
          <table:table-cell table:formula="of:=[.E5]*10/[.F5]" office:value-type="float" office:value="0.686465433300876" calcext:value-type="float">
            <text:p>0.686465433300876</text:p>
          </table:table-cell>
          <table:table-cell table:formula="of:=SUM([.G5:.I5])" office:value-type="float" office:value="20.8500486854917" calcext:value-type="float">
            <text:p>20.850048685491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32" calcext:value-type="float">
            <text:p>1232</text:p>
          </table:table-cell>
          <table:table-cell office:value-type="float" office:value="123" calcext:value-type="float">
            <text:p>123</text:p>
          </table:table-cell>
          <table:table-cell table:formula="of:=SUM([.C6:.E6])" office:value-type="float" office:value="1754" calcext:value-type="float">
            <text:p>1754</text:p>
          </table:table-cell>
          <table:table-cell table:formula="of:=[.C6]*100/[.F6]" office:value-type="float" office:value="22.7480045610034" calcext:value-type="float">
            <text:p>22.7480045610034</text:p>
          </table:table-cell>
          <table:table-cell table:formula="of:=-1*[.D6]/[.F6]" office:value-type="float" office:value="-0.702394526795895" calcext:value-type="float">
            <text:p>-0.702394526795895</text:p>
          </table:table-cell>
          <table:table-cell table:formula="of:=[.E6]*10/[.F6]" office:value-type="float" office:value="0.701254275940707" calcext:value-type="float">
            <text:p>0.701254275940707</text:p>
          </table:table-cell>
          <table:table-cell table:formula="of:=SUM([.G6:.I6])" office:value-type="float" office:value="22.7468643101482" calcext:value-type="float">
            <text:p>22.746864310148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table:style-name="ce2" office:value-type="float" office:value="1840" calcext:value-type="float">
            <text:p>1840</text:p>
          </table:table-cell>
          <table:table-cell office:value-type="float" office:value="144" calcext:value-type="float">
            <text:p>144</text:p>
          </table:table-cell>
          <table:table-cell table:formula="of:=SUM([.C7:.E7])" office:value-type="float" office:value="2319" calcext:value-type="float">
            <text:p>2319</text:p>
          </table:table-cell>
          <table:table-cell table:formula="of:=[.C7]*100/[.F7]" office:value-type="float" office:value="14.4458818456231" calcext:value-type="float">
            <text:p>14.4458818456231</text:p>
          </table:table-cell>
          <table:table-cell table:formula="of:=-1*[.D7]/[.F7]" office:value-type="float" office:value="-0.793445450625269" calcext:value-type="float">
            <text:p>-0.793445450625269</text:p>
          </table:table-cell>
          <table:table-cell table:formula="of:=[.E7]*10/[.F7]" office:value-type="float" office:value="0.620957309184993" calcext:value-type="float">
            <text:p>0.620957309184993</text:p>
          </table:table-cell>
          <table:table-cell table:formula="of:=SUM([.G7:.I7])" office:value-type="float" office:value="14.2733937041828" calcext:value-type="float">
            <text:p>14.27339370418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1780" calcext:value-type="float">
            <text:p>1780</text:p>
          </table:table-cell>
          <table:table-cell office:value-type="float" office:value="158" calcext:value-type="float">
            <text:p>158</text:p>
          </table:table-cell>
          <table:table-cell table:formula="of:=SUM([.C8:.E8])" office:value-type="float" office:value="2263" calcext:value-type="float">
            <text:p>2263</text:p>
          </table:table-cell>
          <table:table-cell table:formula="of:=[.C8]*100/[.F8]" office:value-type="float" office:value="14.3614670790985" calcext:value-type="float">
            <text:p>14.3614670790985</text:p>
          </table:table-cell>
          <table:table-cell table:formula="of:=-1*[.D8]/[.F8]" office:value-type="float" office:value="-0.786566504639859" calcext:value-type="float">
            <text:p>-0.786566504639859</text:p>
          </table:table-cell>
          <table:table-cell table:formula="of:=[.E8]*10/[.F8]" office:value-type="float" office:value="0.69818824569156" calcext:value-type="float">
            <text:p>0.69818824569156</text:p>
          </table:table-cell>
          <table:table-cell table:formula="of:=SUM([.G8:.I8])" office:value-type="float" office:value="14.2730888201502" calcext:value-type="float">
            <text:p>14.273088820150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1028" calcext:value-type="float">
            <text:p>1028</text:p>
          </table:table-cell>
          <table:table-cell office:value-type="float" office:value="131" calcext:value-type="float">
            <text:p>131</text:p>
          </table:table-cell>
          <table:table-cell table:formula="of:=SUM([.C9:.E9])" office:value-type="float" office:value="1742" calcext:value-type="float">
            <text:p>1742</text:p>
          </table:table-cell>
          <table:table-cell table:formula="of:=[.C9]*100/[.F9]" office:value-type="float" office:value="33.467278989667" calcext:value-type="float">
            <text:p>33.467278989667</text:p>
          </table:table-cell>
          <table:table-cell table:formula="of:=-1*[.D9]/[.F9]" office:value-type="float" office:value="-0.590126291618829" calcext:value-type="float">
            <text:p>-0.590126291618829</text:p>
          </table:table-cell>
          <table:table-cell table:formula="of:=[.E9]*10/[.F9]" office:value-type="float" office:value="0.752009184845006" calcext:value-type="float">
            <text:p>0.752009184845006</text:p>
          </table:table-cell>
          <table:table-cell table:formula="of:=SUM([.G9:.I9])" office:value-type="float" office:value="33.6291618828932" calcext:value-type="float">
            <text:p>33.629161882893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1556" calcext:value-type="float">
            <text:p>1556</text:p>
          </table:table-cell>
          <table:table-cell office:value-type="float" office:value="177" calcext:value-type="float">
            <text:p>177</text:p>
          </table:table-cell>
          <table:table-cell table:formula="of:=SUM([.C10:.E10])" office:value-type="float" office:value="2026" calcext:value-type="float">
            <text:p>2026</text:p>
          </table:table-cell>
          <table:table-cell table:formula="of:=[.C10]*100/[.F10]" office:value-type="float" office:value="14.461994076999" calcext:value-type="float">
            <text:p>14.461994076999</text:p>
          </table:table-cell>
          <table:table-cell table:formula="of:=-1*[.D10]/[.F10]" office:value-type="float" office:value="-0.768015794669299" calcext:value-type="float">
            <text:p>-0.768015794669299</text:p>
          </table:table-cell>
          <table:table-cell table:formula="of:=[.E10]*10/[.F10]" office:value-type="float" office:value="0.873642645607108" calcext:value-type="float">
            <text:p>0.873642645607108</text:p>
          </table:table-cell>
          <table:table-cell table:formula="of:=SUM([.G10:.I10])" office:value-type="float" office:value="14.5676209279368" calcext:value-type="float">
            <text:p>14.56762092793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" calcext:value-type="float">
            <text:p>563</text:p>
          </table:table-cell>
          <table:table-cell office:value-type="float" office:value="1148" calcext:value-type="float">
            <text:p>1148</text:p>
          </table:table-cell>
          <table:table-cell office:value-type="float" office:value="158" calcext:value-type="float">
            <text:p>158</text:p>
          </table:table-cell>
          <table:table-cell table:formula="of:=SUM([.C11:.E11])" office:value-type="float" office:value="1869" calcext:value-type="float">
            <text:p>1869</text:p>
          </table:table-cell>
          <table:table-cell table:formula="of:=[.C11]*100/[.F11]" office:value-type="float" office:value="30.1230604601391" calcext:value-type="float">
            <text:p>30.1230604601391</text:p>
          </table:table-cell>
          <table:table-cell table:formula="of:=-1*[.D11]/[.F11]" office:value-type="float" office:value="-0.614232209737828" calcext:value-type="float">
            <text:p>-0.614232209737828</text:p>
          </table:table-cell>
          <table:table-cell table:formula="of:=[.E11]*10/[.F11]" office:value-type="float" office:value="0.845371856607812" calcext:value-type="float">
            <text:p>0.845371856607812</text:p>
          </table:table-cell>
          <table:table-cell table:formula="of:=SUM([.G11:.I11])" office:value-type="float" office:value="30.3542001070091" calcext:value-type="float">
            <text:p>30.3542001070091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model.patterns["---|-X-|---|"]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 moves next, after X moved to middle: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40" calcext:value-type="float">
            <text:p>9740</text:p>
          </table:table-cell>
          <table:table-cell office:value-type="float" office:value="626" calcext:value-type="float">
            <text:p>626</text:p>
          </table:table-cell>
          <table:table-cell office:value-type="float" office:value="517" calcext:value-type="float">
            <text:p>517</text:p>
          </table:table-cell>
          <table:table-cell table:formula="of:=SUM([.C15:.E15])" office:value-type="float" office:value="10883" calcext:value-type="float">
            <text:p>10883</text:p>
          </table:table-cell>
          <table:table-cell table:formula="of:=[.D15]*100/[.F15]" office:value-type="float" office:value="5.75209041624552" calcext:value-type="float">
            <text:p>5.75209041624552</text:p>
          </table:table-cell>
          <table:table-cell table:formula="of:=-1*[.D15]/[.F15]" office:value-type="float" office:value="-0.0575209041624552" calcext:value-type="float">
            <text:p>-0.057520904162455</text:p>
          </table:table-cell>
          <table:table-cell table:formula="of:=[.E15]*10/[.F15]" office:value-type="float" office:value="0.475052834696315" calcext:value-type="float">
            <text:p>0.475052834696315</text:p>
          </table:table-cell>
          <table:table-cell table:formula="of:=SUM([.G15:.I15])" office:value-type="float" office:value="6.16962234677938" calcext:value-type="float">
            <text:p>6.16962234677938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20048" calcext:value-type="float">
            <text:p>20048</text:p>
          </table:table-cell>
          <table:table-cell office:value-type="float" office:value="2470" calcext:value-type="float">
            <text:p>2470</text:p>
          </table:table-cell>
          <table:table-cell office:value-type="float" office:value="6243" calcext:value-type="float">
            <text:p>6243</text:p>
          </table:table-cell>
          <table:table-cell table:formula="of:=SUM([.C16:.E16])" office:value-type="float" office:value="28761" calcext:value-type="float">
            <text:p>28761</text:p>
          </table:table-cell>
          <table:table-cell table:formula="of:=[.D16]*100/[.F16]" office:value-type="float" office:value="8.58801849727061" calcext:value-type="float">
            <text:p>8.58801849727061</text:p>
          </table:table-cell>
          <table:table-cell table:formula="of:=-1*[.D16]/[.F16]" office:value-type="float" office:value="-0.0858801849727061" calcext:value-type="float">
            <text:p>-0.085880184972706</text:p>
          </table:table-cell>
          <table:table-cell table:formula="of:=[.E16]*10/[.F16]" office:value-type="float" office:value="2.17064775216439" calcext:value-type="float">
            <text:p>2.17064775216439</text:p>
          </table:table-cell>
          <table:table-cell table:formula="of:=SUM([.G16:.I16])" office:value-type="float" office:value="10.6727860644623" calcext:value-type="float">
            <text:p>10.6727860644623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8410" calcext:value-type="float">
            <text:p>18410</text:p>
          </table:table-cell>
          <table:table-cell office:value-type="float" office:value="2258" calcext:value-type="float">
            <text:p>2258</text:p>
          </table:table-cell>
          <table:table-cell office:value-type="float" office:value="5455" calcext:value-type="float">
            <text:p>5455</text:p>
          </table:table-cell>
          <table:table-cell table:formula="of:=SUM([.C17:.E17])" office:value-type="float" office:value="26123" calcext:value-type="float">
            <text:p>26123</text:p>
          </table:table-cell>
          <table:table-cell table:formula="of:=[.D17]*100/[.F17]" office:value-type="float" office:value="8.64372392144853" calcext:value-type="float">
            <text:p>8.64372392144853</text:p>
          </table:table-cell>
          <table:table-cell table:formula="of:=-1*[.D17]/[.F17]" office:value-type="float" office:value="-0.0864372392144853" calcext:value-type="float">
            <text:p>-0.086437239214485</text:p>
          </table:table-cell>
          <table:table-cell table:formula="of:=[.E17]*10/[.F17]" office:value-type="float" office:value="2.08819813957049" calcext:value-type="float">
            <text:p>2.08819813957049</text:p>
          </table:table-cell>
          <table:table-cell table:formula="of:=SUM([.G17:.I17])" office:value-type="float" office:value="10.6454848218045" calcext:value-type="float">
            <text:p>10.64548482180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74" calcext:value-type="float">
            <text:p>20074</text:p>
          </table:table-cell>
          <table:table-cell office:value-type="float" office:value="2446" calcext:value-type="float">
            <text:p>2446</text:p>
          </table:table-cell>
          <table:table-cell office:value-type="float" office:value="5432" calcext:value-type="float">
            <text:p>5432</text:p>
          </table:table-cell>
          <table:table-cell table:formula="of:=SUM([.C18:.E18])" office:value-type="float" office:value="27952" calcext:value-type="float">
            <text:p>27952</text:p>
          </table:table-cell>
          <table:table-cell table:formula="of:=[.D18]*100/[.F18]" office:value-type="float" office:value="8.75071551230681" calcext:value-type="float">
            <text:p>8.75071551230681</text:p>
          </table:table-cell>
          <table:table-cell table:formula="of:=-1*[.D18]/[.F18]" office:value-type="float" office:value="-0.0875071551230681" calcext:value-type="float">
            <text:p>-0.087507155123068</text:p>
          </table:table-cell>
          <table:table-cell table:formula="of:=[.E18]*10/[.F18]" office:value-type="float" office:value="1.94333142530052" calcext:value-type="float">
            <text:p>1.94333142530052</text:p>
          </table:table-cell>
          <table:table-cell table:formula="of:=SUM([.G18:.I18])" office:value-type="float" office:value="10.6065397824843" calcext:value-type="float">
            <text:p>10.60653978248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18" calcext:value-type="float">
            <text:p>9718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table:formula="of:=SUM([.C19:.E19])" office:value-type="float" office:value="10784" calcext:value-type="float">
            <text:p>10784</text:p>
          </table:table-cell>
          <table:table-cell table:formula="of:=[.D19]*100/[.F19]" office:value-type="float" office:value="4.93323442136499" calcext:value-type="float">
            <text:p>4.93323442136499</text:p>
          </table:table-cell>
          <table:table-cell table:formula="of:=-1*[.D19]/[.F19]" office:value-type="float" office:value="-0.0493323442136499" calcext:value-type="float">
            <text:p>-0.04933234421365</text:p>
          </table:table-cell>
          <table:table-cell table:formula="of:=[.E19]*10/[.F19]" office:value-type="float" office:value="0.495178041543027" calcext:value-type="float">
            <text:p>0.495178041543027</text:p>
          </table:table-cell>
          <table:table-cell table:formula="of:=SUM([.G19:.I19])" office:value-type="float" office:value="5.37908011869436" calcext:value-type="float">
            <text:p>5.379080118694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282" calcext:value-type="float">
            <text:p>9282</text:p>
          </table:table-cell>
          <table:table-cell office:value-type="float" office:value="534" calcext:value-type="float">
            <text:p>534</text:p>
          </table:table-cell>
          <table:table-cell office:value-type="float" office:value="547" calcext:value-type="float">
            <text:p>547</text:p>
          </table:table-cell>
          <table:table-cell table:formula="of:=SUM([.C20:.E20])" office:value-type="float" office:value="10363" calcext:value-type="float">
            <text:p>10363</text:p>
          </table:table-cell>
          <table:table-cell table:formula="of:=[.D20]*100/[.F20]" office:value-type="float" office:value="5.15294798803435" calcext:value-type="float">
            <text:p>5.15294798803435</text:p>
          </table:table-cell>
          <table:table-cell table:formula="of:=-1*[.D20]/[.F20]" office:value-type="float" office:value="-0.0515294798803435" calcext:value-type="float">
            <text:p>-0.051529479880344</text:p>
          </table:table-cell>
          <table:table-cell table:formula="of:=[.E20]*10/[.F20]" office:value-type="float" office:value="0.527839428736852" calcext:value-type="float">
            <text:p>0.527839428736852</text:p>
          </table:table-cell>
          <table:table-cell table:formula="of:=SUM([.G20:.I20])" office:value-type="float" office:value="5.62925793689086" calcext:value-type="float">
            <text:p>5.629257936890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832" calcext:value-type="float">
            <text:p>22832</text:p>
          </table:table-cell>
          <table:table-cell office:value-type="float" office:value="2800" calcext:value-type="float">
            <text:p>2800</text:p>
          </table:table-cell>
          <table:table-cell office:value-type="float" office:value="7103" calcext:value-type="float">
            <text:p>7103</text:p>
          </table:table-cell>
          <table:table-cell table:formula="of:=SUM([.C21:.E21])" office:value-type="float" office:value="32735" calcext:value-type="float">
            <text:p>32735</text:p>
          </table:table-cell>
          <table:table-cell table:formula="of:=[.D21]*100/[.F21]" office:value-type="float" office:value="8.55353597067359" calcext:value-type="float">
            <text:p>8.55353597067359</text:p>
          </table:table-cell>
          <table:table-cell table:formula="of:=-1*[.D21]/[.F21]" office:value-type="float" office:value="-0.0855353597067359" calcext:value-type="float">
            <text:p>-0.085535359706736</text:p>
          </table:table-cell>
          <table:table-cell table:formula="of:=[.E21]*10/[.F21]" office:value-type="float" office:value="2.16984878570338" calcext:value-type="float">
            <text:p>2.16984878570338</text:p>
          </table:table-cell>
          <table:table-cell table:formula="of:=SUM([.G21:.I21])" office:value-type="float" office:value="10.6378493966702" calcext:value-type="float">
            <text:p>10.637849396670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34" calcext:value-type="float">
            <text:p>9534</text:p>
          </table:table-cell>
          <table:table-cell office:value-type="float" office:value="608" calcext:value-type="float">
            <text:p>608</text:p>
          </table:table-cell>
          <table:table-cell office:value-type="float" office:value="557" calcext:value-type="float">
            <text:p>557</text:p>
          </table:table-cell>
          <table:table-cell table:formula="of:=SUM([.C22:.E22])" office:value-type="float" office:value="10699" calcext:value-type="float">
            <text:p>10699</text:p>
          </table:table-cell>
          <table:table-cell table:formula="of:=[.D22]*100/[.F22]" office:value-type="float" office:value="5.68277409103655" calcext:value-type="float">
            <text:p>5.68277409103655</text:p>
          </table:table-cell>
          <table:table-cell table:formula="of:=-1*[.D22]/[.F22]" office:value-type="float" office:value="-0.0568277409103655" calcext:value-type="float">
            <text:p>-0.056827740910366</text:p>
          </table:table-cell>
          <table:table-cell table:formula="of:=[.E22]*10/[.F22]" office:value-type="float" office:value="0.52060940274792" calcext:value-type="float">
            <text:p>0.52060940274792</text:p>
          </table:table-cell>
          <table:table-cell table:formula="of:=SUM([.G22:.I22])" office:value-type="float" office:value="6.1465557528741" calcext:value-type="float">
            <text:p>6.1465557528741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model.patterns["XO-|-O-|--X|"]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 moves next, does it know how to prevent an instant win by O?</text:p>
          </table:table-cell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C26:.E26])" office:value-type="float" office:value="32" calcext:value-type="float">
            <text:p>32</text:p>
          </table:table-cell>
          <table:table-cell table:formula="of:=[.C26]*100/[.F26]" office:value-type="float" office:value="0" calcext:value-type="float">
            <text:p>0</text:p>
          </table:table-cell>
          <table:table-cell table:formula="of:=-1*[.D26]/[.F26]" office:value-type="float" office:value="-1" calcext:value-type="float">
            <text:p>-1</text:p>
          </table:table-cell>
          <table:table-cell table:formula="of:=[.E26]*10/[.F26]" office:value-type="float" office:value="0" calcext:value-type="float">
            <text:p>0</text:p>
          </table:table-cell>
          <table:table-cell table:formula="of:=SUM([.G26:.I26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C27:.E27])" office:value-type="float" office:value="8" calcext:value-type="float">
            <text:p>8</text:p>
          </table:table-cell>
          <table:table-cell table:formula="of:=[.C27]*100/[.F27]" office:value-type="float" office:value="0" calcext:value-type="float">
            <text:p>0</text:p>
          </table:table-cell>
          <table:table-cell table:formula="of:=-1*[.D27]/[.F27]" office:value-type="float" office:value="-0.5" calcext:value-type="float">
            <text:p>-0.5</text:p>
          </table:table-cell>
          <table:table-cell table:formula="of:=[.E27]*10/[.F27]" office:value-type="float" office:value="5" calcext:value-type="float">
            <text:p>5</text:p>
          </table:table-cell>
          <table:table-cell table:formula="of:=SUM([.G27:.I27])"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C28:.E28])" office:value-type="float" office:value="32" calcext:value-type="float">
            <text:p>32</text:p>
          </table:table-cell>
          <table:table-cell table:formula="of:=[.C28]*100/[.F28]" office:value-type="float" office:value="0" calcext:value-type="float">
            <text:p>0</text:p>
          </table:table-cell>
          <table:table-cell table:formula="of:=-1*[.D28]/[.F28]" office:value-type="float" office:value="-1" calcext:value-type="float">
            <text:p>-1</text:p>
          </table:table-cell>
          <table:table-cell table:formula="of:=[.E28]*10/[.F28]" office:value-type="float" office:value="0" calcext:value-type="float">
            <text:p>0</text:p>
          </table:table-cell>
          <table:table-cell table:formula="of:=SUM([.G28:.I28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C29:.E29])" office:value-type="float" office:value="16" calcext:value-type="float">
            <text:p>16</text:p>
          </table:table-cell>
          <table:table-cell table:formula="of:=[.C29]*100/[.F29]" office:value-type="float" office:value="0" calcext:value-type="float">
            <text:p>0</text:p>
          </table:table-cell>
          <table:table-cell table:formula="of:=-1*[.D29]/[.F29]" office:value-type="float" office:value="-1" calcext:value-type="float">
            <text:p>-1</text:p>
          </table:table-cell>
          <table:table-cell table:formula="of:=[.E29]*10/[.F29]" office:value-type="float" office:value="0" calcext:value-type="float">
            <text:p>0</text:p>
          </table:table-cell>
          <table:table-cell table:formula="of:=SUM([.G29:.I29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C30:.E30])" office:value-type="float" office:value="32" calcext:value-type="float">
            <text:p>32</text:p>
          </table:table-cell>
          <table:table-cell table:formula="of:=[.C30]*100/[.F30]" office:value-type="float" office:value="0" calcext:value-type="float">
            <text:p>0</text:p>
          </table:table-cell>
          <table:table-cell table:formula="of:=-1*[.D30]/[.F30]" office:value-type="float" office:value="-1" calcext:value-type="float">
            <text:p>-1</text:p>
          </table:table-cell>
          <table:table-cell table:formula="of:=[.E30]*10/[.F30]" office:value-type="float" office:value="0" calcext:value-type="float">
            <text:p>0</text:p>
          </table:table-cell>
          <table:table-cell table:formula="of:=SUM([.G30:.I30])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2:24:02.280221285</meta:creation-date>
    <dc:date>2018-03-26T23:19:00.449683255</dc:date>
    <meta:editing-duration>PT54M53S</meta:editing-duration>
    <meta:editing-cycles>9</meta:editing-cycles>
    <meta:generator>LibreOffice/5.4.5.1$Linux_X86_64 LibreOffice_project/40$Build-1</meta:generator>
    <meta:document-statistic meta:table-count="1" meta:cell-count="234" meta:object-count="0"/>
  </office:meta>
</office:document-meta>
</file>